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0pt" officeooo:rsid="000a826b" officeooo:paragraph-rsid="000a826b" style:font-size-asian="10pt" style:font-size-complex="10pt"/>
    </style:style>
    <style:style style:name="P2" style:family="paragraph" style:parent-style-name="Standard">
      <style:text-properties fo:font-size="10pt" officeooo:rsid="000a826b" officeooo:paragraph-rsid="000c7740" style:font-size-asian="10pt" style:font-size-complex="10pt"/>
    </style:style>
    <style:style style:name="P3" style:family="paragraph" style:parent-style-name="Standard">
      <style:text-properties fo:font-size="10pt" officeooo:rsid="000c7740" officeooo:paragraph-rsid="000c7740" style:font-size-asian="10pt" style:font-size-complex="10pt"/>
    </style:style>
    <style:style style:name="T1" style:family="text">
      <style:text-properties officeooo:rsid="000c7740"/>
    </style:style>
    <style:style style:name="T2" style:family="text">
      <style:text-properties officeooo:rsid="000d25c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P1"/>
      <text:p text:style-name="P2"><text:span text:style-name="T1">Background</text:span></text:p>
      <text:p text:style-name="P2">The availability of large -omics data sets holds promise for identifying biomarkers that can impact cancer diagnosis, risk stratification, and treatment as well as an understanding of disease pathophysiology. <text:s/>Given the large, high dimensional data sets generated by these methods, machine learning tools hold promise to help extract features and integrate -omic data sets so that useful biomarkers can be identified. <text:s/>Prostate cancer is the second most common cancer in the US with an estimated 34,500 deaths in 2022. <text:s/>The Cancer Genome Atlas (TCGA) is one repository of cancer data which is available and has both clinical (phenotypic) data and genomic, epigenetic, and transcriptomic data on prostate cancer.</text:p>
      <text:p text:style-name="P3"/>
      <text:p text:style-name="P3">Research significance</text:p>
      <text:p text:style-name="P3">Identification of biomarkers which can predict risk of death or disease progression can help better stratify patients by those that can be followed clinically without intervention, and those that may benefit from more aggressive <text:span text:style-name="T2">treatment</text:span>. <text:s/>Additionally, identifying risk genes and pathways can help guide <text:span text:style-name="T2">choice of </text:span>clinical therapy and suggest novel treatments.</text:p>
      <text:p text:style-name="P3"/>
      <text:p text:style-name="P3">Methods</text:p>
      <text:p text:style-name="P1">Phenotypic, genomic, epigenetic, and transcriptomic data were integrated using (……..). <text:s/>After integrating the data and training our model, the data was queried to find signatures associated with shorter time to rising PSA level, metastatic disease, disease recurrence, and Gleason score, which are prognostic for outcomes.</text:p>
      <text:p text:style-name="P1">In addition to the data analysis, a web facing application was developed to allow exploration of the data without requiring extensive data science training, making the data more accessible to clinicians and basic science researchers.</text:p>
      <text:p text:style-name="P3"/>
      <text:p text:style-name="P3">Results</text:p>
      <text:p text:style-name="P3"/>
      <text:p text:style-name="P3">…</text:p>
      <text:p text:style-name="P3"/>
      <text:p text:style-name="P3">Conclusion</text:p>
      <text:p text:style-name="P3"/>
      <text:p text:style-name="P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06T14:43:46.106482501</meta:creation-date>
    <dc:date>2022-08-06T15:34:33.223941246</dc:date>
    <meta:editing-duration>PT20M31S</meta:editing-duration>
    <meta:editing-cycles>3</meta:editing-cycles>
    <meta:generator>LibreOffice/7.3.1.3$MacOSX_X86_64 LibreOffice_project/a69ca51ded25f3eefd52d7bf9a5fad8c90b87951</meta:generator>
    <meta:document-statistic meta:table-count="0" meta:image-count="0" meta:object-count="0" meta:page-count="1" meta:paragraph-count="12" meta:word-count="249" meta:character-count="1695" meta:non-whitespace-character-count="1453"/>
  </office:meta>
</office:document-meta>
</file>